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2055DEF8930.png"/>
  <manifest:file-entry manifest:media-type="image/png" manifest:full-path="Pictures/1000000000000233000001D6EA42A3BE.png"/>
  <manifest:file-entry manifest:media-type="image/png" manifest:full-path="Pictures/100000000000024B0000027F3CECC4C8.png"/>
  <manifest:file-entry manifest:media-type="image/png" manifest:full-path="Pictures/100000000000022E000002A8479185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6.422cm" svg:height="17.803cm" svg:x="6cm" svg:y="1.197cm">
          <draw:image xlink:href="Pictures/100000000000024B0000027F3CECC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5.751cm" svg:height="13.087cm" svg:x="5.249cm" svg:y="3.413cm">
          <draw:image xlink:href="Pictures/1000000000000233000001D6EA42A3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5.639cm" svg:height="18.947cm" svg:x="6.361cm" svg:y="1cm">
          <draw:image xlink:href="Pictures/100000000000022E000002A8479185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5.639cm" svg:height="14.399cm" svg:x="6.361cm" svg:y="2.601cm">
          <draw:image xlink:href="Pictures/1000000000000230000002055DEF8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0H07M05S</meta:editing-duration>
    <meta:editing-cycles>4</meta:editing-cycles>
    <meta:generator>OpenOffice.org/3.1$Win32 OpenOffice.org_project/310m11$Build-9399</meta:generator>
    <dc:date>2009-08-13T17:57:23.08</dc:date>
    <dc:creator>Jeff Houle</dc:creator>
    <meta:document-statistic meta:object-count="33"/>
  </office:meta>
</office:document-meta>
</file>